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14.508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ill of Materials (BOM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ount</text:p>
          </table:table-cell>
          <table:table-cell table:style-name="ce4" office:value-type="string" calcext:value-type="string">
            <text:p>Part Type</text:p>
          </table:table-cell>
          <table:table-cell table:style-name="ce4" office:value-type="string" calcext:value-type="string">
            <text:p>Properties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Tmega328</text:p>
          </table:table-cell>
          <table:table-cell table:style-name="ce5" office:value-type="string" calcext:value-type="string">
            <text:p>Atmel microchip as found in Arduino UNO (Rev3) or equivalent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CP4725 12-bit DAC</text:p>
          </table:table-cell>
          <table:table-cell table:style-name="ce5" office:value-type="string" calcext:value-type="string">
            <text:p>chip label MCP4725 Breakout; editable pin labels false; variant variant 2; pins 6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NA219 DC Current Sensor Breakout</text:p>
          </table:table-cell>
          <table:table-cell table:style-name="ce5" office:value-type="string" calcext:value-type="string">
            <text:p>variant variant 5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asic FET N-Channel</text:p>
          </table:table-cell>
          <table:table-cell table:style-name="ce5" office:value-type="string" calcext:value-type="string">
            <text:p>package TO220 [THT]; type n-channel, IRLZ34N, IRLI540N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eramic Capacitor</text:p>
          </table:table-cell>
          <table:table-cell table:style-name="ce5" office:value-type="string" calcext:value-type="string">
            <text:p>voltage 6.3V; capacitance 100nF; package 100 mil [THT, multilayer]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kΩ Resistor</text:p>
          </table:table-cell>
          <table:table-cell table:style-name="ce5" office:value-type="string" calcext:value-type="string">
            <text:p>bands 4; tolerance ±5%; package THT; resistance 1kΩ; pin spacing 400 mil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kΩ Resistor</text:p>
          </table:table-cell>
          <table:table-cell table:style-name="ce5" office:value-type="string" calcext:value-type="string">
            <text:p>bands 4; tolerance ±5%; package THT; resistance 10kΩ; pin spacing 400 mil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emperature Sensor (Thermistor)</text:p>
          </table:table-cell>
          <table:table-cell table:style-name="ce5" office:value-type="string" calcext:value-type="string">
            <text:p>resistance at 25° 10kΩ; package THT; type thermistor; thermistor type NTC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crew terminal - 2 pins</text:p>
          </table:table-cell>
          <table:table-cell table:style-name="ce5" office:value-type="string" calcext:value-type="string">
            <text:p>pin spacing 0.197in (5.0mm); hole size 1.0mm,0.508mm; package THT; pins 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6">
          <table:table-cell table:number-columns-repeated="4"/>
        </table:table-row>
        <table:table-row table:style-name="ro1" table:number-rows-repeated="4">
          <table:table-cell/>
          <table:table-cell table:style-name="ce6" table:number-columns-repeated="3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0:27:45.599846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Emilio José Juárez Pérez</meta:initial-creator>
    <meta:creation-date>2007-10-12T16:12:20</meta:creation-date>
    <dc:language>es-ES</dc:language>
    <meta:editing-cycles>4</meta:editing-cycles>
    <meta:editing-duration>PT44M59S</meta:editing-duration>
    <dc:date>2023-10-11T11:12:46.633592737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